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339in"/>
    </style:style>
    <style:style style:name="co3" style:family="table-column">
      <style:table-column-properties fo:break-before="auto" style:column-width="1.511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column table:style-name="co3" table:default-cell-style-name="Default"/>
        <table:table-column table:style-name="co1" table:number-columns-repeated="2" table:default-cell-style-name="Default"/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MPH to m/s</text:p>
          </table:table-cell>
          <table:table-cell table:formula="of:=5280*12*2.54/(100*3600)" office:value-type="float" office:value="0.44704" calcext:value-type="float">
            <text:p>0.44704</text:p>
          </table:table-cell>
          <table:table-cell/>
          <table:table-cell office:value-type="string" calcext:value-type="string">
            <text:p>Resistance Calc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Newtons to pounds</text:p>
          </table:table-cell>
          <table:table-cell office:value-type="float" office:value="0.22481" calcext:value-type="float">
            <text:p>0.22481</text:p>
          </table:table-cell>
          <table:table-cell/>
          <table:table-cell office:value-type="string" calcext:value-type="string">
            <text:p>length</text:p>
          </table:table-cell>
          <table:table-cell table:formula="of:=0.06" office:value-type="float" office:value="0.06" calcext:value-type="float">
            <text:p>0.06</text:p>
          </table:table-cell>
          <table:table-cell office:value-type="string" calcext:value-type="string">
            <text:p>meters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area</text:p>
          </table:table-cell>
          <table:table-cell table:formula="of:=0.01*0.005" office:value-type="float" office:value="0.00005" calcext:value-type="float">
            <text:p>0.00005</text:p>
          </table:table-cell>
          <table:table-cell office:value-type="string" calcext:value-type="string">
            <text:p>M^2</text:p>
          </table:table-cell>
        </table:table-row>
        <table:table-row table:style-name="ro1">
          <table:table-cell/>
          <table:table-cell office:value-type="string" calcext:value-type="string">
            <text:p>Turns</text:p>
          </table:table-cell>
          <table:table-cell office:value-type="float" office:value="100" calcext:value-type="float">
            <text:p>100</text:p>
          </table:table-cell>
          <table:table-cell/>
          <table:table-cell office:value-type="string" calcext:value-type="string">
            <text:p>resistivity</text:p>
          </table:table-cell>
          <table:table-cell table:formula="of:=0.000000017" office:value-type="float" office:value="0.000000017" calcext:value-type="float">
            <text:p>0.000000017</text:p>
          </table:table-cell>
          <table:table-cell office:value-type="string" calcext:value-type="string">
            <text:p>Wm</text:p>
          </table:table-cell>
        </table:table-row>
        <table:table-row table:style-name="ro1">
          <table:table-cell/>
          <table:table-cell office:value-type="string" calcext:value-type="string">
            <text:p>Current</text:p>
          </table:table-cell>
          <table:table-cell table:formula="of:=[.F15]" office:value-type="float" office:value="50.395887695564" calcext:value-type="float">
            <text:p>50.3958876956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Cable Diameter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string" calcext:value-type="string">
            <text:p>Internal Resistance</text:p>
          </table:table-cell>
          <table:table-cell office:value-type="float" office:value="0.25" calcext:value-type="float">
            <text:p>0.25</text:p>
          </table:table-cell>
          <table:table-cell office:value-type="string" calcext:value-type="string">
            <text:p>Ohms</text:p>
          </table:table-cell>
        </table:table-row>
        <table:table-row table:style-name="ro1">
          <table:table-cell/>
          <table:table-cell office:value-type="string" calcext:value-type="string">
            <text:p>Cable Area</text:p>
          </table:table-cell>
          <table:table-cell table:formula="of:=3.141592654*[.C7]*[.C7]/4" office:value-type="float" office:value="0.196349540875" calcext:value-type="float">
            <text:p>0.1963495409</text:p>
          </table:table-cell>
          <table:table-cell/>
          <table:table-cell office:value-type="string" calcext:value-type="string">
            <text:p>Conductor Resistance</text:p>
          </table:table-cell>
          <table:table-cell table:formula="of:=[.F3]*[.F5]/[.F4]" office:value-type="float" office:value="0.0000204" calcext:value-type="float">
            <text:p>0.0000204</text:p>
          </table:table-cell>
          <table:table-cell office:value-type="string" calcext:value-type="string">
            <text:p>Ohms</text:p>
          </table:table-cell>
        </table:table-row>
        <table:table-row table:style-name="ro1">
          <table:table-cell/>
          <table:table-cell office:value-type="string" calcext:value-type="string">
            <text:p>Gap</text:p>
          </table:table-cell>
          <table:table-cell office:value-type="float" office:value="0.1" calcext:value-type="float">
            <text:p>0.1</text:p>
          </table:table-cell>
          <table:table-cell/>
          <table:table-cell office:value-type="string" calcext:value-type="string">
            <text:p>Resistor Add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Ohms</text:p>
          </table:table-cell>
        </table:table-row>
        <table:table-row table:style-name="ro1">
          <table:table-cell/>
          <table:table-cell office:value-type="string" calcext:value-type="string">
            <text:p>u0</text:p>
          </table:table-cell>
          <table:table-cell table:formula="of:=0.0000004*3.141592654" office:value-type="float" office:value="0.0000012566370616" calcext:value-type="float">
            <text:p>1.2566370616E-006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Force</text:p>
          </table:table-cell>
          <table:table-cell table:formula="of:=([.C5]*[.C5]*[.C6]*[.C6])*[.C8]*[.C10]/(2*[.C9]*[.C9])" office:value-type="float" office:value="313.328541720901" calcext:value-type="float">
            <text:p>313.3285417209</text:p>
          </table:table-cell>
          <table:table-cell office:value-type="string" calcext:value-type="string">
            <text:p>Newtons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Stress</text:p>
          </table:table-cell>
          <table:table-cell table:formula="of:=[.C12]*[.C3]/[.C8]" office:value-type="float" office:value="358.744864644827" calcext:value-type="float">
            <text:p>358.7448646448</text:p>
          </table:table-cell>
          <table:table-cell office:value-type="string" calcext:value-type="string">
            <text:p>psi</text:p>
          </table:table-cell>
          <table:table-cell office:value-type="string" calcext:value-type="string">
            <text:p>Voltage</text:p>
          </table:table-cell>
          <table:table-cell office:value-type="float" office:value="12.6" calcext:value-type="float">
            <text:p>12.6</text:p>
          </table:table-cell>
          <table:table-cell office:value-type="string" calcext:value-type="string">
            <text:p>Volt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Vehicle Weight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kg</text:p>
          </table:table-cell>
          <table:table-cell office:value-type="string" calcext:value-type="string">
            <text:p>Current</text:p>
          </table:table-cell>
          <table:table-cell table:formula="of:=[.F13]/([.F7]+[.F8]+[.F9])" office:value-type="float" office:value="50.395887695564" calcext:value-type="float">
            <text:p>50.3958876956</text:p>
          </table:table-cell>
          <table:table-cell office:value-type="string" calcext:value-type="string">
            <text:p>Amps</text:p>
          </table:table-cell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table:formula="of:=[.C12]/[.C15]" office:value-type="float" office:value="1.044428472403" calcext:value-type="float">
            <text:p>1.0444284724</text:p>
          </table:table-cell>
          <table:table-cell table:number-columns-repeated="4"/>
        </table:table-row>
        <table:table-row table:style-name="ro1">
          <table:table-cell/>
          <table:table-cell office:value-type="string" calcext:value-type="string">
            <text:p>0-60</text:p>
          </table:table-cell>
          <table:table-cell table:formula="of:=SQRT(60*[.C2]*2/[.C16])" office:value-type="float" office:value="7.16678644952398" calcext:value-type="float">
            <text:p>7.1667864495</text:p>
          </table:table-cell>
          <table:table-cell/>
          <table:table-cell office:value-type="string" calcext:value-type="string">
            <text:p>Power Loss</text:p>
          </table:table-cell>
          <table:table-cell table:formula="of:=[.F13]*[.F15]" office:value-type="float" office:value="634.988184964107" calcext:value-type="float">
            <text:p>634.9881849641</text:p>
          </table:table-cell>
          <table:table-cell office:value-type="string" calcext:value-type="string">
            <text:p>Watts</text:p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office:value-type="string" calcext:value-type="string">
            <text:p>Amp Hours used</text:p>
          </table:table-cell>
          <table:table-cell table:formula="of:=[.F15]*[.C17]/3600" office:value-type="float" office:value="0.100326823624528" calcext:value-type="float">
            <text:p>0.1003268236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8-3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30T13:32:18.016000000</meta:creation-date>
    <dc:date>2016-08-30T23:14:11.597000000</dc:date>
    <meta:editing-duration>PT7H31S</meta:editing-duration>
    <meta:editing-cycles>1</meta:editing-cycles>
    <meta:document-statistic meta:table-count="1" meta:cell-count="59" meta:object-count="0"/>
    <meta:generator>LibreOffice/4.1.0.4$Windows_x86 LibreOffice_project/89ea49ddacd9aa532507cbf852f2bb22b1ace28</meta:generator>
  </office:meta>
</office:document-meta>
</file>